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>
        <style:tab-stops>
          <style:tab-stop style:position="2.7299in"/>
        </style:tab-stops>
      </style:paragraph-properties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eeEMS Tuning Tool Interface Overview</text:p>
      <text:p text:style-name="Standard"/>
      <text:p text:style-name="Standard">Built from several parts :</text:p>
      <text:p text:style-name="Standard"/>
      <text:p text:style-name="P2">Textual definition document – core</text:p>
      <text:p text:style-name="Standard"/>
      <text:p text:style-name="P2">Textual definition document – firmware specific</text:p>
      <text:p text:style-name="Standard"/>
      <text:p text:style-name="P2">Structure types</text:p>
      <text:p text:style-name="Standard"/>
      <text:p text:style-name="Standard"><text:span text:style-name="T1">Interface version</text:span> (4 parts)</text:p>
      <text:p text:style-name="Standard"/>
      <text:p text:style-name="P1">Primitives</text:p>
      <text:p text:style-name="P1">key, length (bits or bytes?), name</text:p>
      <text:p text:style-name="Standard">UnsignedChar, 1, Integer Unsigned Char</text:p>
      <text:p text:style-name="Standard">UnsignedShort, 2, Integer Unsigned Short</text:p>
      <text:p text:style-name="P4">UnsignedLong, 4, Integer Unsigned Long</text:p>
      <text:p text:style-name="Standard">SignedChar, 1, Integer Signed Char</text:p>
      <text:p text:style-name="Standard">SignedShort, 2, Integer Signed Short</text:p>
      <text:p text:style-name="Standard">SignedLong, 4, Integer Signed Long</text:p>
      <text:p text:style-name="Standard">Boolean, 0.125, Boolean</text:p>
      <text:p text:style-name="Standard">Chara<text:span text:style-name="T2">cter, 1, Character</text:span></text:p>
      <text:p text:style-name="P5"/>
      <text:p text:style-name="P1">Structures</text:p>
      <text:p text:style-name="P1">key, name, size in bytes, structure definition</text:p>
      <text:p text:style-name="Standard">maintable, Main Table, 1024, {etc}</text:p>
      <text:p text:style-name="Standard">twodtableUS, 2D Table US, 64, {etc}</text:p>
      <text:p text:style-name="Standard">fixedconfig1, Fixed Configuration Data One, 1024, {etc}</text:p>
      <text:p text:style-name="Standard"/>
      <text:p text:style-name="Standard">structure def = list of components in order</text:p>
      <text:p text:style-name="Standard"/>
      <text:p text:style-name="Standard">component = prim key, translation offset, translation factor, unit, name, description, count</text:p>
      <text:p text:style-name="Standard"/>
      <text:p text:style-name="Standard"/>
      <text:p text:style-name="Standard"/>
      <text:p text:style-name="Standard"/>
      <text:p text:style-name="P2">Packet types</text:p>
      <text:p text:style-name="Standard"/>
      <text:p text:style-name="Standard">Interface version</text:p>
      <text:p text:style-name="Standard"/>
      <text:p text:style-name="Standard">list of packets</text:p>
      <text:p text:style-name="Standard">each :</text:p>
      <text:p text:style-name="Standard">key</text:p>
      <text:p text:style-name="Standard">name</text:p>
      <text:p text:style-name="Standard">description</text:p>
      <text:p text:style-name="Standard">payload ID</text:p>
      <text:p text:style-name="Standard"><text:soft-page-break/>request structure</text:p>
      <text:p text:style-name="Standard">reply structure</text:p>
      <text:p text:style-name="Standard"/>
      <text:p text:style-name="P2"/>
      <text:p text:style-name="P6">Block / location definitions</text:p>
      <text:p text:style-name="Standard"/>
      <text:p text:style-name="Standard">Interface version</text:p>
      <text:p text:style-name="Standard"/>
      <text:p text:style-name="Standard">list of blocks</text:p>
      <text:p text:style-name="Standard">each :</text:p>
      <text:p text:style-name="Standard">key</text:p>
      <text:p text:style-name="Standard">name</text:p>
      <text:p text:style-name="Standard">description</text:p>
      <text:p text:style-name="Standard">block ID</text:p>
      <text:p text:style-name="Standard">list of payload id types</text:p>
      <text:p text:style-name="Standard">list of components each of which can be a block or a structure or a primitive</text:p>
      <text:p text:style-name="Standard"/>
      <text:p text:style-name="P2">Additionally, an application implementing this should :</text:p>
      <text:p text:style-name="Standard">store the settings in the standard semi raw settings format (and optionally others also)</text:p>
      <text:p text:style-name="Standard">output datalogs in the standard plain text datalog format too (and optionally others als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Linux OpenOffice.org_project/680m13$Build-9292$CWS-c23v002</meta:generator>
    <meta:initial-creator>Fred Cooke</meta:initial-creator>
    <meta:creation-date>2008-11-25T18:20:06</meta:creation-date>
    <dc:creator>Fred Cooke</dc:creator>
    <dc:date>2008-11-26T23:11:31</dc:date>
    <meta:editing-cycles>10</meta:editing-cycles>
    <meta:editing-duration>PT16H5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6" meta:word-count="197" meta:character-count="1347"/>
  </office:meta>
</office:document-meta>
</file>